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Heading">
      <style:text-properties officeooo:paragraph-rsid="0036db6b"/>
    </style:style>
    <style:style style:name="P2" style:family="paragraph" style:parent-style-name="Preformatted_20_Text">
      <style:text-properties style:text-underline-style="none" officeooo:rsid="0029886d" officeooo:paragraph-rsid="0029886d"/>
    </style:style>
    <style:style style:name="P3" style:family="paragraph" style:parent-style-name="Preformatted_20_Text">
      <style:text-properties style:text-underline-style="none" officeooo:rsid="002b2e9e" officeooo:paragraph-rsid="002b2e9e"/>
    </style:style>
    <style:style style:name="P4" style:family="paragraph" style:parent-style-name="Preformatted_20_Text">
      <style:text-properties style:text-underline-style="none" officeooo:rsid="002dfbac" officeooo:paragraph-rsid="002dfbac"/>
    </style:style>
    <style:style style:name="P5" style:family="paragraph" style:parent-style-name="Preformatted_20_Text">
      <style:text-properties style:text-underline-style="none" fo:font-weight="bold" officeooo:rsid="002dfbac" officeooo:paragraph-rsid="002dfbac" style:font-weight-asian="bold" style:font-weight-complex="bold"/>
    </style:style>
    <style:style style:name="P6" style:family="paragraph" style:parent-style-name="Preformatted_20_Text">
      <style:text-properties style:text-underline-style="none" officeooo:rsid="003763e3" officeooo:paragraph-rsid="003763e3"/>
    </style:style>
    <style:style style:name="P7" style:family="paragraph" style:parent-style-name="Preformatted_20_Text">
      <style:text-properties style:text-underline-style="none" officeooo:rsid="003c4381" officeooo:paragraph-rsid="003c4381"/>
    </style:style>
    <style:style style:name="P8" style:family="paragraph" style:parent-style-name="Preformatted_20_Text">
      <style:text-properties officeooo:paragraph-rsid="002dfbac"/>
    </style:style>
    <style:style style:name="P9" style:family="paragraph" style:parent-style-name="Preformatted_20_Text">
      <style:text-properties officeooo:paragraph-rsid="002f0a94"/>
    </style:style>
    <style:style style:name="P10" style:family="paragraph" style:parent-style-name="Preformatted_20_Text">
      <style:text-properties officeooo:paragraph-rsid="0032a523"/>
    </style:style>
    <style:style style:name="P11" style:family="paragraph" style:parent-style-name="Preformatted_20_Text">
      <style:text-properties officeooo:paragraph-rsid="0033b932"/>
    </style:style>
    <style:style style:name="P12" style:family="paragraph" style:parent-style-name="Preformatted_20_Text">
      <style:text-properties officeooo:paragraph-rsid="003498a3"/>
    </style:style>
    <style:style style:name="P13" style:family="paragraph" style:parent-style-name="Preformatted_20_Text">
      <style:paragraph-properties fo:margin-top="0cm" fo:margin-bottom="0.499cm" loext:contextual-spacing="false"/>
      <style:text-properties style:text-underline-style="none" officeooo:rsid="002b2e9e" officeooo:paragraph-rsid="002dfbac"/>
    </style:style>
    <style:style style:name="P14" style:family="paragraph" style:parent-style-name="Preformatted_20_Text">
      <style:paragraph-properties fo:margin-top="0cm" fo:margin-bottom="0.499cm" loext:contextual-spacing="false"/>
      <style:text-properties style:text-underline-style="none" officeooo:rsid="002b2e9e" officeooo:paragraph-rsid="002f0a94"/>
    </style:style>
    <style:style style:name="P15" style:family="paragraph" style:parent-style-name="Preformatted_20_Text">
      <style:paragraph-properties fo:margin-top="0cm" fo:margin-bottom="0.499cm" loext:contextual-spacing="false"/>
      <style:text-properties style:text-underline-style="none" officeooo:rsid="00306d5f" officeooo:paragraph-rsid="00306d5f"/>
    </style:style>
    <style:style style:name="P16" style:family="paragraph" style:parent-style-name="Preformatted_20_Text">
      <style:paragraph-properties fo:margin-top="0cm" fo:margin-bottom="0.499cm" loext:contextual-spacing="false"/>
      <style:text-properties style:text-underline-style="none" officeooo:rsid="0031f387" officeooo:paragraph-rsid="0031f387"/>
    </style:style>
    <style:style style:name="P17" style:family="paragraph" style:parent-style-name="Preformatted_20_Text">
      <style:paragraph-properties fo:margin-top="0cm" fo:margin-bottom="0.499cm" loext:contextual-spacing="false"/>
      <style:text-properties style:text-underline-style="none" fo:font-weight="bold" officeooo:rsid="0031f387" officeooo:paragraph-rsid="0031f387" style:font-weight-asian="bold" style:font-weight-complex="bold"/>
    </style:style>
    <style:style style:name="P18" style:family="paragraph" style:parent-style-name="Preformatted_20_Text">
      <style:paragraph-properties fo:margin-top="0cm" fo:margin-bottom="0.499cm" loext:contextual-spacing="false"/>
      <style:text-properties style:text-underline-style="none" officeooo:rsid="0032a523" officeooo:paragraph-rsid="0032a523"/>
    </style:style>
    <style:style style:name="P19" style:family="paragraph" style:parent-style-name="Standard">
      <style:text-properties officeooo:rsid="001dc6bc" officeooo:paragraph-rsid="001dc6bc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1dc6bc" officeooo:paragraph-rsid="001dc6bc" style:font-weight-asian="bold" style:font-weight-complex="bold"/>
    </style:style>
    <style:style style:name="P21" style:family="paragraph" style:parent-style-name="Standard">
      <style:text-properties style:text-underline-style="none" officeooo:rsid="0012096a" officeooo:paragraph-rsid="001dc6bc"/>
    </style:style>
    <style:style style:name="P22" style:family="paragraph" style:parent-style-name="Standard">
      <style:text-properties style:text-underline-style="none" officeooo:rsid="000e9464" officeooo:paragraph-rsid="001dc6bc"/>
    </style:style>
    <style:style style:name="P23" style:family="paragraph" style:parent-style-name="Standard">
      <style:text-properties style:text-underline-style="none" officeooo:rsid="001e6796" officeooo:paragraph-rsid="001e6796"/>
    </style:style>
    <style:style style:name="P24" style:family="paragraph" style:parent-style-name="Standard">
      <style:text-properties style:text-underline-style="none" fo:font-weight="bold" officeooo:rsid="001e6796" officeooo:paragraph-rsid="001e6796" style:font-weight-asian="bold" style:font-weight-complex="bold"/>
    </style:style>
    <style:style style:name="P25" style:family="paragraph" style:parent-style-name="Standard">
      <style:text-properties style:text-underline-style="none" fo:font-weight="bold" officeooo:rsid="001f6251" officeooo:paragraph-rsid="001f6251" style:font-weight-asian="bold" style:font-weight-complex="bold"/>
    </style:style>
    <style:style style:name="P26" style:family="paragraph" style:parent-style-name="Standard">
      <style:text-properties style:text-underline-style="none" fo:font-weight="bold" officeooo:rsid="0022136d" officeooo:paragraph-rsid="0022136d" style:font-weight-asian="bold" style:font-weight-complex="bold"/>
    </style:style>
    <style:style style:name="P27" style:family="paragraph" style:parent-style-name="Standard">
      <style:text-properties style:text-underline-style="none" fo:font-weight="bold" officeooo:rsid="0022396c" officeooo:paragraph-rsid="0022396c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29886d" officeooo:paragraph-rsid="0029886d" style:font-weight-asian="bold" style:font-weight-complex="bold"/>
    </style:style>
    <style:style style:name="P29" style:family="paragraph" style:parent-style-name="Standard">
      <style:text-properties style:text-underline-style="none" officeooo:rsid="001f6251" officeooo:paragraph-rsid="001f6251"/>
    </style:style>
    <style:style style:name="P30" style:family="paragraph" style:parent-style-name="Standard">
      <style:text-properties style:text-underline-style="none" officeooo:rsid="0022136d" officeooo:paragraph-rsid="0022136d"/>
    </style:style>
    <style:style style:name="P31" style:family="paragraph" style:parent-style-name="Standard">
      <style:text-properties style:text-underline-style="none" officeooo:rsid="0022136d" officeooo:paragraph-rsid="00260527"/>
    </style:style>
    <style:style style:name="P32" style:family="paragraph" style:parent-style-name="Standard">
      <style:text-properties style:text-underline-style="none" officeooo:rsid="0022396c" officeooo:paragraph-rsid="0022396c"/>
    </style:style>
    <style:style style:name="P33" style:family="paragraph" style:parent-style-name="Standard">
      <style:text-properties style:text-underline-style="none" officeooo:rsid="00240936" officeooo:paragraph-rsid="00240936"/>
    </style:style>
    <style:style style:name="P34" style:family="paragraph" style:parent-style-name="Standard">
      <style:text-properties style:text-underline-style="none" officeooo:rsid="00240936" officeooo:paragraph-rsid="00260527"/>
    </style:style>
    <style:style style:name="P35" style:family="paragraph" style:parent-style-name="Standard">
      <style:text-properties style:text-underline-style="none" officeooo:rsid="00260527" officeooo:paragraph-rsid="00260527"/>
    </style:style>
    <style:style style:name="P36" style:family="paragraph" style:parent-style-name="Standard">
      <style:text-properties officeooo:paragraph-rsid="002dfbac"/>
    </style:style>
    <style:style style:name="P37" style:family="paragraph" style:parent-style-name="Standard">
      <style:text-properties officeooo:paragraph-rsid="0032a523"/>
    </style:style>
    <style:style style:name="P38" style:family="paragraph" style:parent-style-name="Standard">
      <style:text-properties officeooo:paragraph-rsid="0033b932"/>
    </style:style>
    <style:style style:name="P39" style:family="paragraph" style:parent-style-name="Standard">
      <style:text-properties officeooo:paragraph-rsid="003498a3"/>
    </style:style>
    <style:style style:name="P40" style:family="paragraph" style:parent-style-name="Standard">
      <style:text-properties officeooo:paragraph-rsid="00356bd2"/>
    </style:style>
    <style:style style:name="P41" style:family="paragraph" style:parent-style-name="Standard">
      <style:paragraph-properties fo:break-before="page"/>
      <style:text-properties officeooo:paragraph-rsid="002f0a94"/>
    </style:style>
    <style:style style:name="P42" style:family="paragraph" style:parent-style-name="Text_20_body">
      <style:paragraph-properties fo:margin-top="0cm" fo:margin-bottom="0cm" loext:contextual-spacing="false"/>
      <style:text-properties style:text-underline-style="none" officeooo:rsid="0032a523" officeooo:paragraph-rsid="0033b932"/>
    </style:style>
    <style:style style:name="P43" style:family="paragraph" style:parent-style-name="Text_20_body">
      <style:text-properties officeooo:paragraph-rsid="0033b932"/>
    </style:style>
    <style:style style:name="P44" style:family="paragraph" style:parent-style-name="Text_20_body">
      <style:text-properties officeooo:paragraph-rsid="00356bd2"/>
    </style:style>
    <style:style style:name="P45" style:family="paragraph" style:parent-style-name="List_20_Contents">
      <style:text-properties officeooo:paragraph-rsid="0036db6b"/>
    </style:style>
    <style:style style:name="P46" style:family="paragraph" style:parent-style-name="List_20_Contents">
      <style:paragraph-properties fo:margin-left="0cm" fo:margin-right="0cm" fo:text-indent="0cm" style:auto-text-indent="false"/>
      <style:text-properties officeooo:paragraph-rsid="0036db6b"/>
    </style:style>
    <style:style style:name="P47" style:family="paragraph" style:parent-style-name="List_20_Contents">
      <style:paragraph-properties fo:margin-left="0cm" fo:margin-right="0cm" fo:text-indent="0cm" style:auto-text-indent="false"/>
      <style:text-properties officeooo:paragraph-rsid="003811d6"/>
    </style:style>
    <style:style style:name="P48" style:family="paragraph" style:parent-style-name="List_20_Contents">
      <style:paragraph-properties fo:margin-left="0cm" fo:margin-right="0cm" fo:text-indent="0cm" style:auto-text-indent="false"/>
      <style:text-properties officeooo:paragraph-rsid="0039fb12"/>
    </style:style>
    <style:style style:name="P49" style:family="paragraph" style:parent-style-name="List_20_Contents">
      <style:paragraph-properties fo:margin-left="0cm" fo:margin-right="0cm" fo:text-indent="0cm" style:auto-text-indent="false"/>
      <style:text-properties officeooo:paragraph-rsid="003be565"/>
    </style:style>
    <style:style style:name="P50" style:family="paragraph" style:parent-style-name="Text_20_body" style:list-style-name="L2">
      <style:text-properties officeooo:paragraph-rsid="00356bd2"/>
    </style:style>
    <style:style style:name="P51" style:family="paragraph" style:parent-style-name="Text_20_body">
      <style:text-properties fo:font-weight="bold" style:font-weight-asian="bold" style:font-weight-complex="bold"/>
    </style:style>
    <style:style style:name="P52" style:family="paragraph" style:parent-style-name="Text_20_body" style:list-style-name="L1">
      <style:paragraph-properties fo:margin-top="0cm" fo:margin-bottom="0cm" loext:contextual-spacing="false"/>
      <style:text-properties officeooo:paragraph-rsid="0033b932"/>
    </style:style>
    <style:style style:name="P53" style:family="paragraph" style:parent-style-name="Text_20_body" style:list-style-name="L1">
      <style:paragraph-properties fo:margin-top="0cm" fo:margin-bottom="0cm" loext:contextual-spacing="false"/>
      <style:text-properties style:text-underline-style="none" officeooo:rsid="0032a523" officeooo:paragraph-rsid="0033b932"/>
    </style:style>
    <style:style style:name="P54" style:family="paragraph" style:parent-style-name="Text_20_body" style:list-style-name="L2">
      <style:paragraph-properties fo:margin-top="0cm" fo:margin-bottom="0cm" loext:contextual-spacing="false"/>
      <style:text-properties officeooo:paragraph-rsid="00356bd2"/>
    </style:style>
    <style:style style:name="T1" style:family="text">
      <style:text-properties officeooo:rsid="001040d2"/>
    </style:style>
    <style:style style:name="T2" style:family="text">
      <style:text-properties officeooo:rsid="001f51fb"/>
    </style:style>
    <style:style style:name="T3" style:family="text">
      <style:text-properties officeooo:rsid="00206a00"/>
    </style:style>
    <style:style style:name="T4" style:family="text">
      <style:text-properties officeooo:rsid="00216390"/>
    </style:style>
    <style:style style:name="T5" style:family="text">
      <style:text-properties officeooo:rsid="00240936"/>
    </style:style>
    <style:style style:name="T6" style:family="text">
      <style:text-properties style:text-underline-style="none" officeooo:rsid="0032a523"/>
    </style:style>
    <style:style style:name="T7" style:family="text">
      <style:text-properties style:text-underline-style="none" officeooo:rsid="0036db6b"/>
    </style:style>
    <style:style style:name="T8" style:family="text">
      <style:text-properties style:text-underline-style="none" officeooo:rsid="003811d6"/>
    </style:style>
    <style:style style:name="T9" style:family="text">
      <style:text-properties style:text-underline-style="none" officeooo:rsid="0039fb12"/>
    </style:style>
    <style:style style:name="T10" style:family="text">
      <style:text-properties style:text-underline-style="none" fo:font-weight="bold" officeooo:rsid="003811d6" style:font-weight-asian="bold" style:font-weight-complex="bold"/>
    </style:style>
    <style:style style:name="T11" style:family="text">
      <style:text-properties style:text-underline-style="none" fo:font-weight="bold" officeooo:rsid="003be565" style:font-weight-asian="bold" style:font-weight-complex="bold"/>
    </style:style>
    <style:style style:name="T12" style:family="text">
      <style:text-properties officeooo:rsid="00260527"/>
    </style:style>
    <style:style style:name="T13" style:family="text">
      <style:text-properties officeooo:rsid="0026fafd"/>
    </style:style>
    <style:style style:name="T14" style:family="text">
      <style:text-properties officeooo:rsid="0027951b"/>
    </style:style>
    <style:style style:name="T15" style:family="text">
      <style:text-properties officeooo:rsid="002c693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egurança no PostgreSQL</text:p>
      <text:p text:style-name="P19"/>
      <text:p text:style-name="P19"/>
      <text:p text:style-name="P22">O objetivo de tornar seguro o ambiente é o de reduzir os efeitos caso aconteça uma invasão. <text:span text:style-name="T1">Para isso uma boa administração, de forma flexível e uma boa política de backup.</text:span></text:p>
      <text:p text:style-name="P22"/>
      <text:p text:style-name="P21">Para que o DBA obtenha o máximo do PostgreSQL ele precisa ter um bom conhecimento:</text:p>
      <text:p text:style-name="P21">- Teoria relacional de bancos de dados e familiarizado com o SQL ANSI;</text:p>
      <text:p text:style-name="P21">- Conhecer como ler código fonte, especialmente em C e compilar código fonte em Linux;</text:p>
      <text:p text:style-name="P21">- Poder administrar servidores Linux e se sentir confortável com ele;</text:p>
      <text:p text:style-name="P21">- Poder manter, se preciso for, o hardware da rede;</text:p>
      <text:p text:style-name="P21">- Conhecer a camada TCP OS, dividir uma rede em subredes e otimizar um firewall</text:p>
      <text:p text:style-name="P21"/>
      <text:p text:style-name="P21">É rado um DBA que conhece bem todas estas disciplinas.</text:p>
      <text:p text:style-name="P21"/>
      <text:p text:style-name="P24">Criando usuários</text:p>
      <text:p text:style-name="P23"/>
      <text:p text:style-name="P23">Existem três formas de criar usuários no PostgreSQL.</text:p>
      <text:p text:style-name="P23"/>
      <text:p text:style-name="P23">- <text:span text:style-name="T2">Com SQL</text:span></text:p>
      <text:p text:style-name="P23"><text:tab/><text:span text:style-name="T2">CREATE USER</text:span></text:p>
      <text:p text:style-name="P23"><text:tab/><text:span text:style-name="T2">CREATE ROLE</text:span></text:p>
      <text:p text:style-name="P23">- <text:span text:style-name="T2">Pela linha de comando</text:span></text:p>
      <text:p text:style-name="P23"><text:tab/><text:span text:style-name="T2">createuser</text:span></text:p>
      <text:p text:style-name="P23"/>
      <text:p text:style-name="P29">Estas três formas de criar usuário resultam em privilégios distintos para o usuário criado.</text:p>
      <text:p text:style-name="P29"/>
      <text:p text:style-name="P25">Para uma role ordinária, um usuário típico pode:</text:p>
      <text:p text:style-name="P29">- Acessar qualquer banco de dados, se o agrupamento usa a política de autenticação default, como descrita no pg_hba.conf</text:p>
      <text:p text:style-name="P29">- <text:span text:style-name="T3">Criar objetos no esquema public em qualquer banco de dados que o usuário pode acessar</text:span></text:p>
      <text:p text:style-name="P29">- <text:span text:style-name="T4">Criar objetos de sessão (temporários)</text:span></text:p>
      <text:p text:style-name="P29">- <text:span text:style-name="T4">Alterar parâmetros de runtima</text:span></text:p>
      <text:p text:style-name="P29">- <text:span text:style-name="T4">Criar funções definidas pelo usuário</text:span></text:p>
      <text:p text:style-name="P29">- <text:span text:style-name="T4">Executar funções definidas pelo usuário criadas por outros usuários no esquema public</text:span></text:p>
      <text:p text:style-name="P29"/>
      <text:p text:style-name="P26">Importante também saber o que usuários típicos não podem fazer</text:p>
      <text:p text:style-name="P30">- Não podem criar bancos de dados nem esquemas</text:p>
      <text:p text:style-name="P30">- Não podem criar outros usuários</text:p>
      <text:p text:style-name="P30">- Acessar objetos criados por outros usuários</text:p>
      <text:p text:style-name="P30">- Não pode efetuar login (somente para CREATE ROLE)</text:p>
      <text:p text:style-name="P30"/>
      <text:p text:style-name="P27">Direitos e Privilégios do Superusuário</text:p>
      <text:p text:style-name="P32"/>
      <text:p text:style-name="P32">Usuários comuns não podem executar direitos e privilégios que foram criados para super usuários.</text:p>
      <text:p text:style-name="P32"/>
      <text:p text:style-name="P32">Lembre que uma conta de usuário ordinário pode fazer qualquer coisa que deseja para os objetos que ele é dono.</text:p>
      <text:p text:style-name="P33">Não deixe usuários típicos criarem nada.</text:p>
      <text:p text:style-name="P33"><text:soft-page-break/><text:span text:style-name="T13">Testando</text:span>:</text:p>
      <text:p text:style-name="P33"/>
      <text:p text:style-name="P33">- logar como postgres</text:p>
      <text:p text:style-name="P33">- SET SESSION AUTHORIZATION postgres;</text:p>
      <text:p text:style-name="P33">- CREATE ROLE usuario1 WITH LOGIN PASSWORD '123';</text:p>
      <text:p text:style-name="P33">- CREATE SCHEMA usuario1 CREATE TABLE tabela1(i int);</text:p>
      <text:p text:style-name="P33">- INSERT INTO usuario1.tabela1 VALUES(1);</text:p>
      <text:p text:style-name="P33">- grant usage on schema usuario1 to usuario1;</text:p>
      <text:p text:style-name="P33">- SELECT i FROM usuario1.tabela1;</text:p>
      <text:p text:style-name="P33"/>
      <text:p text:style-name="P33">Logar como usuario1</text:p>
      <text:p text:style-name="P33">- SET SESSION AUTHORIZATION usuario1;</text:p>
      <text:p text:style-name="P30">- <text:span text:style-name="T5">select * from usuario1.tabela1;</text:span></text:p>
      <text:p text:style-name="P33">Permissão negada, pois <text:span text:style-name="T14">este </text:span>usuário somente pode acessar <text:span text:style-name="T14">o </text:span>esquema <text:span text:style-name="T14">(USAGE). Não pode executar mais nada.</text:span></text:p>
      <text:p text:style-name="P33"/>
      <text:p text:style-name="P33">- SET SESSION AUTHORIZATION postgres;</text:p>
      <text:p text:style-name="P33">- GRANT SELECT ON usuario1.<text:span text:style-name="T12">tabela1 to usuario1;</text:span></text:p>
      <text:p text:style-name="P34">- SET SESSION AUTHORIZATION <text:span text:style-name="T12">usuario1</text:span>;</text:p>
      <text:p text:style-name="P31">- <text:span text:style-name="T5">select * from usuario1.tabela1;</text:span></text:p>
      <text:p text:style-name="P31"/>
      <text:p text:style-name="P35">Agora funcionou.</text:p>
      <text:p text:style-name="P35"/>
      <text:p text:style-name="P28">Removendo Privilégios do usuário1 no esquema public:</text:p>
      <text:p text:style-name="P2">REVOKE ALL PRIVILEGES ON SCHEMA PUBLIC FROM usuario1;</text:p>
      <text:p text:style-name="P2"/>
      <text:p text:style-name="P3">Comandos do psql</text:p>
      <text:p text:style-name="P3"/>
      <text:p text:style-name="P3">\d – lista tabelas</text:p>
      <text:p text:style-name="P3">\d t? - <text:span text:style-name="T15">listar tabelas iniciadas com t</text:span></text:p>
      <text:p text:style-name="P6">\du – listar roles</text:p>
      <text:p text:style-name="P7">\z – visualizar permissoes</text:p>
      <text:p text:style-name="P3"/>
      <text:p text:style-name="P5">Listar dados, senhas e privilégios dos usuários</text:p>
      <text:p text:style-name="P4">select * from pg_user;</text:p>
      <text:p text:style-name="P3"/>
      <text:p text:style-name="P36">Extraindo definições globais do cluster</text:p>
      <text:p text:style-name="P8">#!/bin/bash</text:p>
      <text:p text:style-name="P8">psql mydatabase &lt;&lt; _eof_</text:p>
      <text:p text:style-name="P8">set search_path=public,information_schema,pg_catalog,pg_toast;</text:p>
      <text:p text:style-name="P8">\t</text:p>
      <text:p text:style-name="P8">\o list.txt</text:p>
      <text:p text:style-name="P8">SELECT n.nspname||'.'||c.relname as "Table Name"</text:p>
      <text:p text:style-name="P8">FROM pg_catalog.pg_class c</text:p>
      <text:p text:style-name="P8"><text:s/>JOIN pg_catalog.pg_roles r ON r.oid = c.relowner</text:p>
      <text:p text:style-name="P8"><text:s/>LEFT JOIN pg_catalog.pg_namespace n ON n.oid = c.relnamespace</text:p>
      <text:p text:style-name="P8">WHERE c.relkind IN ('r','')</text:p>
      <text:p text:style-name="P8">ORDER BY 1;</text:p>
      <text:p text:style-name="P8">\q</text:p>
      <text:p text:style-name="P8">_eof_</text:p>
      <text:p text:style-name="P8"/>
      <text:p text:style-name="P8">for i in $( cat list.txt ); do</text:p>
      <text:p text:style-name="P8"><text:s/>psql -c "\d $i"</text:p>
      <text:p text:style-name="P13">done</text:p>
      <text:p text:style-name="P13"/>
      <text:p text:style-name="P41">Linguagens procedurais confiáveis versus não confiáveis</text:p>
      <text:p text:style-name="P9">postgres=# select lanname as language, lanpltrusted as trusted from pg_language;</text:p>
      <text:p text:style-name="P9"><text:s/>language | trusted</text:p>
      <text:p text:style-name="P9">----------+---------</text:p>
      <text:p text:style-name="P9"><text:s/>internal | f</text:p>
      <text:p text:style-name="P9"><text:s/>c <text:s text:c="7"/>| f</text:p>
      <text:p text:style-name="P9"><text:s/>sql <text:s text:c="5"/>| t</text:p>
      <text:p text:style-name="P9"><text:s/>plperlu <text:s/>| f</text:p>
      <text:p text:style-name="P14"><text:s/>plperl <text:s text:c="2"/>| t</text:p>
      <text:p text:style-name="P15">Usuários podem acessar e consultar as funções do catálogo mesmo que não tenhamos dado privilégios para isso.</text:p>
      <text:p text:style-name="P17">Para evitar isso precisamos revogar este privilégio.</text:p>
      <text:p text:style-name="P16">REVOKE ALL ON FUNCTION f2() FROM user1, GROUP PUBLIC;</text:p>
      <text:p text:style-name="P37">Obtendo o código de origem da função</text:p>
      <text:p text:style-name="P10">postgres=&gt; SET SESSION AUTHORIZATION user1;</text:p>
      <text:p text:style-name="P10"/>
      <text:p text:style-name="P18">postgres=&gt; select prosrc as "function f3()" from pg_proc where proname='f3';</text:p>
      <text:p text:style-name="P51">Invadindo a senha do PostgreSQL</text:p>
      <text:p text:style-name="P43">A administração de senha efetiva é fundamental para a segurança em um DBMS. É função do DBA impor uma política de senha aprovada. Uma senha deve consistir em caracteres alfanuméricos escolhidos aleatoriamente que não tenham um padrão discernível. A prática comum dita que as senhas possuem pelo menos seis caracteres e são mudadas frequentemente.</text:p>
      <text:p text:style-name="P51"><text:bookmark text:name="N101A6"/>Contas e senhas de usuário do PostgreSQL</text:p>
      <text:p text:style-name="P43">A política de segurança da conta de usuário do PostgreSQL é centrada nos comandos SQL que criam e administram a conta do usuário:</text:p>
      <text:list xml:id="list7034306516450396024" text:style-name="L1">
        <text:list-item>
          <text:p text:style-name="P52"><text:span text:style-name="Source_20_Text">CREATE ROLE</text:span></text:p>
        </text:list-item>
        <text:list-item>
          <text:p text:style-name="P53"><text:span text:style-name="Source_20_Text">ALTER ROLE</text:span></text:p>
        </text:list-item>
      </text:list>
      <text:p text:style-name="P42"><text:span text:style-name="Source_20_Text"/></text:p>
      <text:p text:style-name="P38">Obtendo a senha de um usuário do catálogo</text:p>
      <text:p text:style-name="P11">postgres=# select usename as useraccount,passwd as "password" from pg_shadow where <text:span text:style-name="Source_20_Text"><text:span text:style-name="T6">length(passwd)&gt;1 order by usename;</text:span></text:span></text:p>
      <text:p text:style-name="P11"><text:span text:style-name="Source_20_Text"><text:span text:style-name="T6"/></text:span></text:p>
      <text:p text:style-name="P39">Gerando uma senha MD5</text:p>
      <text:p text:style-name="P12">postgres=# select 'md5'||md5('123user1') as "my own generated hash", passwd as "stored hash for user1" <text:span text:style-name="Source_20_Text"><text:span text:style-name="T6">from pg_shadow where usename='user1';</text:span></text:span></text:p>
      <text:p text:style-name="P12"><text:span text:style-name="Source_20_Text"><text:span text:style-name="T6"/></text:span></text:p>
      <text:p text:style-name="P40">Existem alguns poucos mecanismos dentro do PostgreSQL que podem impor uma política de senha blindada.</text:p>
      <text:p text:style-name="P44">As possíveis limitações de segurança incluem:</text:p>
      <text:list xml:id="list5884381640918553883" text:style-name="L2">
        <text:list-item>
          <text:p text:style-name="P54">O superusuário não pode impor um número mínimo de caracteres a ser usado para a senha.</text:p>
        </text:list-item>
        <text:list-item>
          <text:p text:style-name="P54">Apesar de haver um parâmetro padrão nas definições da configuração para como a senha deva ser armazenada (descriptografada ou criptografada com um hash MD5), o usuário não pode ser forçado usar um métodos de armazenamento <text:soft-page-break/>particular pelo superusuário.</text:p>
        </text:list-item>
        <text:list-item>
          <text:p text:style-name="P54">Não existe nenhum mecanismo que imponha um tempo de vida à conta do usuário.</text:p>
        </text:list-item>
        <text:list-item>
          <text:p text:style-name="P54">O mecanismo que controla o tempo de vida efetivo da senha da conta do usuário se torna irrelevante quando o método de conexão não é PASSWORD ou MD5 no arquivo de configuração de autenticação de cliente do cluster, pg_hba.conf.</text:p>
        </text:list-item>
        <text:list-item>
          <text:p text:style-name="P54">Os parâmetros de tempo de execução do usuário que são alterados pela instrução <text:span text:style-name="Source_20_Text">ALTER ROLE</text:span> e que foram configurados pelo superusuário ou pelas definições de configuração estabelecidas por padrão no arquivo postgresql.conf, podem ser alterados pelo proprietário da conta do usuário à vontade.</text:p>
        </text:list-item>
        <text:list-item>
          <text:p text:style-name="P54">Renomear uma conta de usuário limpa sua senha se ela foi criptografada.</text:p>
        </text:list-item>
        <text:list-item>
          <text:p text:style-name="P50"><text:span text:style-name="Source_20_Text"><text:span text:style-name="T6">Não é possível controlar quem fez as mudanças nas contas de usuário ou quando essas mudanças ocorreram.</text:span></text:span></text:p>
        </text:list-item>
      </text:list>
      <text:p text:style-name="P1"><text:span text:style-name="Strong_20_Emphasis">pg_hba.conf </text:span></text:p>
      <text:p text:style-name="P45"><text:span text:style-name="Source_20_Text"><text:span text:style-name="T6">Controla o acesso através de registros que são definidos em uma única linha.</text:span></text:span></text:p>
      <text:p text:style-name="P45"><text:span text:style-name="Source_20_Text"><text:span text:style-name="T7"/></text:span></text:p>
      <text:p text:style-name="P46"><text:span text:style-name="Source_20_Text"><text:span text:style-name="T7">É importante usar túneis SSH e criptografia SSL.</text:span></text:span></text:p>
      <text:p text:style-name="P46"><text:span text:style-name="Source_20_Text"><text:span text:style-name="T7"/></text:span></text:p>
      <text:p text:style-name="P46"><text:span text:style-name="Source_20_Text"><text:span text:style-name="T7"/></text:span></text:p>
      <text:p text:style-name="P47"><text:span text:style-name="Source_20_Text"><text:span text:style-name="T10">Criar Usuários</text:span></text:span></text:p>
      <text:p text:style-name="P47"><text:span text:style-name="Source_20_Text"><text:span text:style-name="T8"/></text:span></text:p>
      <text:p text:style-name="P47"><text:span text:style-name="Source_20_Text"><text:span text:style-name="T8">create role </text:span></text:span><text:span text:style-name="Source_20_Text"><text:span text:style-name="T9">teste1 </text:span></text:span><text:span text:style-name="Source_20_Text"><text:span text:style-name="T8">with login password 'senha';</text:span></text:span></text:p>
      <text:p text:style-name="P47"><text:span text:style-name="Source_20_Text"><text:span text:style-name="T8"/></text:span></text:p>
      <text:p text:style-name="P47"><text:span text:style-name="Source_20_Text"><text:span text:style-name="T8">create role </text:span></text:span><text:span text:style-name="Source_20_Text"><text:span text:style-name="T9">teste1 </text:span></text:span><text:span text:style-name="Source_20_Text"><text:span text:style-name="T8">with nologin password 'senha';</text:span></text:span></text:p>
      <text:p text:style-name="P47"><text:span text:style-name="Source_20_Text"><text:span text:style-name="T8"/></text:span></text:p>
      <text:p text:style-name="P48"><text:span text:style-name="Source_20_Text"><text:span text:style-name="T9">alter role teste1 with nologin;</text:span></text:span></text:p>
      <text:p text:style-name="P48"><text:span text:style-name="Source_20_Text"><text:span text:style-name="T9"/></text:span></text:p>
      <text:p text:style-name="P48"><text:span text:style-name="Source_20_Text"><text:span text:style-name="T9"/></text:span></text:p>
      <text:p text:style-name="P49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5T18:37:59.806759120</meta:creation-date>
    <dc:date>2017-06-15T16:25:40.024544825</dc:date>
    <meta:editing-duration>PT1H15M38S</meta:editing-duration>
    <meta:editing-cycles>32</meta:editing-cycles>
    <meta:generator>LibreOffice/5.1.6.2$Linux_X86_64 LibreOffice_project/10m0$Build-2</meta:generator>
    <meta:document-statistic meta:table-count="0" meta:image-count="0" meta:object-count="0" meta:page-count="4" meta:paragraph-count="117" meta:word-count="1002" meta:character-count="6281" meta:non-whitespace-character-count="5375"/>
  </office:meta>
</office:document-meta>
</file>